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16618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2.528in" draw:z-index="0"><draw:text-box fo:min-height="2.1118in"><text:p text:style-name="Preformatted_20_Text">if(variable)</text:p><text:p text:style-name="Preformatted_20_Text">if(NOT variable)</text:p><text:p text:style-name="Preformatted_20_Text">if(variable1 AND variable2)</text:p><text:p text:style-name="Preformatted_20_Text">if(variable1 OR variable2)</text:p><text:p text:style-name="Preformatted_20_Text">if(EXISTS <text:span text:style-name="T1">path</text:span>)</text:p><text:p text:style-name="Preformatted_20_Text">if(file1 IS_NEWER_THAN file2)</text:p><text:p text:style-name="Preformatted_20_Text">if(variable MATCHES regex)</text:p><text:p text:style-name="Preformatted_20_Text">if(string MATCHES regex)</text:p><text:p text:style-name="Preformatted_20_Text">if(variable LESS number)</text:p><text:p text:style-name="Preformatted_20_Text">if(variable GREATER number)</text:p><text:p text:style-name="Preformatted_20_Text">if(variable EQUAL number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G </meta:initial-creator>
    <meta:creation-date>2010-11-13T17:55:48</meta:creation-date>
    <meta:document-statistic meta:table-count="0" meta:image-count="0" meta:object-count="0" meta:page-count="1" meta:paragraph-count="11" meta:word-count="29" meta:character-count="251"/>
    <dc:date>2010-11-13T17:59:28</dc:date>
    <dc:creator>JG </dc:creator>
    <meta:editing-duration>PT00H03M56S</meta:editing-duration>
    <meta:editing-cycles>1</meta:editing-cycles>
    <meta:generator>OpenOffice.org/3.2$Linux OpenOffice.org_project/320m19$Build-9505</meta:generator>
  </office:meta>
</office:document-meta>
</file>